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jettyRunWar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77cm" svg:y2="6.637cm" draw:start-shape="id2" draw:start-glue-point="6" draw:end-shape="id4" draw:end-glue-point="4" svg:d="m6399 4174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77cm" svg:y2="6.637cm" draw:start-shape="id3" draw:start-glue-point="6" draw:end-shape="id4" svg:d="m10165 5064v787h-3788v786" svg:viewBox="0 0 3789 1574">
          <text:p/>
        </draw:connector>
        <draw:custom-shape draw:style-name="gr1" draw:text-style-name="P3" xml:id="id5" draw:id="id5" draw:layer="layout" svg:width="4.773cm" svg:height="1.054cm" svg:x="3.974cm" svg:y="8.709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9.763cm" svg:x2="13.573cm" svg:y2="10.398cm" draw:start-shape="id5" draw:start-glue-point="6" draw:end-shape="id6" draw:end-glue-point="3" svg:d="m6361 9763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1" draw:id="id11" draw:layer="layout" svg:width="4.064cm" svg:height="1.171cm" svg:x="13.573cm" svg:y="16.212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9.763cm" svg:x2="6.398cm" svg:y2="11.372cm" draw:start-shape="id5" draw:start-glue-point="6" draw:end-shape="id7" draw:end-glue-point="4" svg:d="m6361 9763 37 1609" svg:viewBox="0 0 38 1610">
          <text:p/>
        </draw:connector>
        <draw:custom-shape draw:style-name="gr1" draw:text-style-name="P3" xml:id="id8" draw:id="id8" draw:layer="layout" svg:width="4.074cm" svg:height="0.889cm" svg:x="4.419cm" svg:y="14.067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3.937cm" svg:height="1.171cm" svg:x="4.429cm" svg:y="11.372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4.064cm" svg:height="1.171cm" svg:x="4.429cm" svg:y="16.579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6.456cm" svg:y1="14.956cm" svg:x2="6.461cm" svg:y2="16.579cm" draw:start-shape="id8" draw:end-shape="id9" svg:d="m6456 14956 5 1623" svg:viewBox="0 0 6 1624">
          <text:p/>
        </draw:connector>
        <draw:custom-shape draw:style-name="gr5" draw:text-style-name="P2" xml:id="id6" draw:id="id6" draw:layer="layout" svg:width="4.064cm" svg:height="0.762cm" svg:x="13.573cm" svg:y="10.017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0.779cm" svg:x2="15.63cm" svg:y2="11.833cm" draw:start-shape="id6" draw:start-glue-point="6" draw:end-shape="id10" draw:end-glue-point="0" svg:d="m15605 10779 25 1054" svg:viewBox="0 0 26 1055">
          <text:p/>
        </draw:connector>
        <draw:custom-shape draw:style-name="gr5" draw:text-style-name="P3" xml:id="id12" draw:id="id12" draw:layer="layout" svg:width="4.826cm" svg:height="1.397cm" svg:x="13.192cm" svg:y="18.653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7.383cm" svg:x2="15.605cm" svg:y2="18.653cm" draw:start-shape="id11" draw:end-shape="id12" draw:end-glue-point="4" svg:d="m15605 17383v1270" svg:viewBox="0 0 1 1271">
          <text:p/>
        </draw:connector>
        <draw:custom-shape draw:style-name="gr1" draw:text-style-name="P2" xml:id="id15" draw:id="id15" draw:layer="layout" svg:width="5.207cm" svg:height="1.284cm" svg:x="3.921cm" svg:y="22.957cm">
          <text:p text:style-name="P1"><text:span text:style-name="T1">jettyRunWar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6.797cm" svg:x2="8.366cm" svg:y2="11.958cm" draw:start-shape="id11" draw:end-shape="id7" draw:end-glue-point="7" svg:d="m13573 16797-5207-4839" svg:viewBox="0 0 5208 4840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3" draw:id="id13" draw:layer="layout" svg:width="3.81cm" svg:height="0.762cm" svg:x="13.7cm" svg:y="21.447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20.05cm" svg:x2="15.605cm" svg:y2="21.447cm" draw:start-shape="id12" draw:end-shape="id13" draw:end-glue-point="0" svg:d="m15605 20050v1397" svg:viewBox="0 0 1 1398">
          <text:p/>
        </draw:connector>
        <draw:connector draw:style-name="gr4" draw:text-style-name="P3" draw:layer="layout" draw:type="line" svg:x1="8.493cm" svg:y1="17.164cm" svg:x2="13.192cm" svg:y2="19.351cm" draw:start-shape="id9" draw:end-shape="id12" svg:d="m8493 17164 4699 2187" svg:viewBox="0 0 4700 2188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4" draw:id="id14" draw:layer="layout" svg:width="3.81cm" svg:height="1.171cm" svg:x="4.556cm" svg:y="19.782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461cm" svg:y1="17.75cm" svg:x2="6.461cm" svg:y2="19.782cm" draw:start-shape="id9" draw:start-glue-point="6" draw:end-shape="id14" draw:end-glue-point="4" svg:d="m6461 17750v2032" svg:viewBox="0 0 1 2033">
          <text:p/>
        </draw:connector>
        <draw:connector draw:style-name="gr4" draw:text-style-name="P3" draw:layer="layout" draw:type="line" svg:x1="13.7cm" svg:y1="21.828cm" svg:x2="8.366cm" svg:y2="20.367cm" draw:start-shape="id13" draw:start-glue-point="5" draw:end-shape="id14" svg:d="m13700 21828-5334-1461" svg:viewBox="0 0 5335 146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20.953cm" svg:x2="6.525cm" svg:y2="22.957cm" draw:start-shape="id14" draw:start-glue-point="6" draw:end-shape="id15" draw:end-glue-point="4" svg:d="m6461 20953 64 2004" svg:viewBox="0 0 65 2005">
          <text:p/>
        </draw:connector>
        <draw:custom-shape draw:style-name="gr5" draw:text-style-name="P3" xml:id="id16" draw:id="id16" draw:layer="layout" svg:width="4.326cm" svg:height="0.889cm" svg:x="13.446cm" svg:y="14.081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4.97cm" svg:x2="15.605cm" svg:y2="16.212cm" draw:start-shape="id16" draw:end-shape="id11" svg:d="m15609 14970-4 1242" svg:viewBox="0 0 5 1243">
          <text:p/>
        </draw:connector>
        <draw:connector draw:style-name="gr3" draw:text-style-name="P9" draw:layer="layout" draw:type="line" svg:x1="6.397cm" svg:y1="12.543cm" svg:x2="6.456cm" svg:y2="14.067cm" draw:start-shape="id7" draw:end-shape="id8" draw:end-glue-point="4" svg:d="m6397 12543 59 1524" svg:viewBox="0 0 60 1525">
          <text:p text:style-name="P1"><text:span text:style-name="T4"><text:s text:c="27"/></text:span></text:p>
        </draw:connector>
        <draw:custom-shape draw:style-name="gr1" draw:text-style-name="P3" xml:id="id4" draw:id="id4" draw:layer="layout" svg:width="4.074cm" svg:height="0.82cm" svg:x="4.34cm" svg:y="6.637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377cm" svg:y1="7.457cm" svg:x2="6.361cm" svg:y2="8.709cm" draw:start-shape="id4" draw:end-shape="id5" draw:end-glue-point="4" svg:d="m6377 7457-16 1252" svg:viewBox="0 0 17 1253">
          <text:p/>
        </draw:connector>
        <draw:custom-shape draw:style-name="gr5" draw:text-style-name="P3" xml:id="id10" draw:id="id10" draw:layer="layout" svg:width="3.683cm" svg:height="1.054cm" svg:x="13.789cm" svg:y="11.833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9" draw:layer="layout" draw:type="line" svg:x1="15.63cm" svg:y1="12.887cm" svg:x2="15.609cm" svg:y2="14.081cm" draw:start-shape="id10" draw:end-shape="id16" draw:end-glue-point="4" svg:d="m15630 12887-21 1194" svg:viewBox="0 0 22 1195">
          <text:p text:style-name="P1"><text:span text:style-name="T4">resume <text:s text:c="15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2:34:20.372854749</dc:date>
    <dc:creator>Andrey Hihlovskiy</dc:creator>
    <meta:editing-duration>PT3H5M50S</meta:editing-duration>
    <meta:editing-cycles>58</meta:editing-cycles>
    <meta:generator>LibreOffice/4.1.3.2$Linux_X86_64 LibreOffice_project/410m0$Build-2</meta:generator>
    <meta:document-statistic meta:object-count="35"/>
  </office:meta>
</office:document-meta>
</file>